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af3e" officeooo:paragraph-rsid="0007af3e"/>
    </style:style>
    <style:style style:name="P2" style:family="paragraph" style:parent-style-name="Standard">
      <style:paragraph-properties fo:text-align="start" style:justify-single-word="false"/>
      <style:text-properties fo:font-size="18pt" officeooo:rsid="0007af3e" officeooo:paragraph-rsid="0007af3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9e0a" officeooo:paragraph-rsid="00099e0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f606" officeooo:paragraph-rsid="0009f606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9f6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UNTEROS</text:span></text:p>
      <text:p text:style-name="P1"><text:span text:style-name="T1"/></text:p>
      <text:p text:style-name="P2">TODA VARIABLE TIENE:</text:p>
      <text:p text:style-name="P2"><text:tab/>* NOMBRE(IDENTIFICADOR),</text:p>
      <text:p text:style-name="P2"><text:tab/>* TIPO DE DATO, QUE PERMITE RESERVAR UN <text:tab/><text:tab/><text:tab/>ESPACIO <text:tab/>DE ALMACENAMIENTO (DIRECCION DE <text:tab/>MEMORIA) Y <text:tab/>CONTENIDO.</text:p>
      <text:p text:style-name="P2"/>
      <text:p text:style-name="P2"/>
      <text:p text:style-name="P2"><text:tab/>El proframador al realizar la declaracion de la cariable, reserva un espacio de almacenamiento en memoria, conoce el nombre, pero el sistema operativo (S.O.) es quien asigna la direccion de memoria.</text:p>
      <text:p text:style-name="P2"/>
      <text:p text:style-name="P2"><text:tab/>Un puntero puede apuntar a un objeto de cualquier tupo, incluyendo varibales simples, arregolos, estructuras, funciones, etc.</text:p>
      <text:p text:style-name="P2"/>
      <text:p text:style-name="P3">DELCARACION DE PUNTERO:</text:p>
      <text:p text:style-name="P3"><text:tab/></text:p>
      <text:p text:style-name="P3"><text:tab/>Un puntero se declara precediendo el indentidicador que referencia al puntero, por el operador de indireccion (*), el cual significa “puntero a “.</text:p>
      <text:p text:style-name="P3"><text:tab/></text:p>
      <text:p text:style-name="P3"><text:tab/>La declaracion de un puntero tiene la siguiente sintaxis:</text:p>
      <text:p text:style-name="P3"/>
      <text:p text:style-name="P3"><text:tab/><text:tab/><text:tab/><text:tab/><text:tab/>tipo *var_puntero;</text:p>
      <text:p text:style-name="P3"/>
      <text:p text:style-name="P3"><text:tab/><text:span text:style-name="T2">Para asignar valores a variables simples, podemos emplear el operador de asignacion (=) o la lectura del valor mediante una funcion de lecutra por teclado (por ejemplo: scangf)</text:span></text:p>
      <text:p text:style-name="P3"/>
      <text:p text:style-name="P3"><text:tab/>//<text:span text:style-name="T2">asigna un valor a la variable </text:span></text:p>
      <text:p text:style-name="P4"><text:soft-page-break/><text:tab/>edad = 3</text:p>
      <text:p text:style-name="P4"><text:tab/>letra = ‘c’;</text:p>
      <text:p text:style-name="P4"/>
      <text:p text:style-name="P4"><text:tab/>Para asignar contenido a un puntero, podemos emplear el operador de asignacion (=) en conjunto con el operador de direaccion (&amp;) Pero nunca lea el contenido de una variable puntero con una funcion de lectura por teclado (por ejemplo: scanf)</text:p>
      <text:p text:style-name="P4"/>
      <text:p text:style-name="P4"><text:tab/>//asigna la direccion de memoria de la variable al puntero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6:58.310547797</meta:creation-date>
    <dc:date>2020-01-31T19:37:48.665745524</dc:date>
    <meta:editing-duration>PT1H10M39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2" meta:paragraph-count="18" meta:word-count="197" meta:character-count="1273" meta:non-whitespace-character-count="1064"/>
  </office:meta>
</office:document-meta>
</file>